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Calibri4" fo:font-size="19pt" style:font-size-asian="19pt" style:font-size-complex="19pt"/>
    </style:style>
    <style:style style:name="P5" style:family="paragraph">
      <style:text-properties fo:font-size="26pt" style:font-size-asian="36pt" style:font-size-complex="36pt"/>
    </style:style>
    <style:style style:name="P6" style:family="paragraph">
      <style:text-properties fo:font-size="28pt" style:font-size-asian="40pt" style:font-size-complex="40pt"/>
    </style:style>
    <style:style style:name="P7" style:family="paragraph">
      <style:text-properties fo:font-size="32pt" style:font-size-asian="44pt" style:font-size-complex="44pt"/>
    </style:style>
    <style:style style:name="P8" style:family="paragraph">
      <style:text-properties fo:font-size="24pt" style:font-size-asian="32pt" style:font-size-complex="32pt"/>
    </style:style>
    <style:style style:name="P9" style:family="paragraph">
      <style:text-properties fo:font-size="22pt" style:font-size-asian="28pt" style:font-size-complex="28pt"/>
    </style:style>
    <style:style style:name="P10" style:family="paragraph">
      <style:text-properties style:use-window-font-color="true"/>
    </style:style>
    <style:style style:name="P11" style:family="paragraph">
      <style:text-properties fo:font-size="20pt" style:font-size-asian="26pt" style:font-size-complex="26pt"/>
    </style:style>
    <style:style style:name="P12" style:family="paragraph">
      <style:text-properties fo:font-style="normal" style:font-style-asian="normal" style:font-style-complex="normal"/>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style:text-position="-33% 58%" fo:font-style="normal" style:font-style-asian="normal" style:font-style-complex="normal"/>
    </style:style>
    <style:style style:name="T44" style:family="text">
      <style:text-properties style:text-position="-33% 58%" style:font-name="Calibri2" style:font-name-asian="Calibri3" style:font-name-complex="Calibri3"/>
    </style:style>
    <style:style style:name="T45" style:family="text">
      <style:text-properties style:text-position="0% 100%"/>
    </style:style>
    <style:style style:name="T46" style:family="text">
      <style:text-properties style:text-position="33% 58%" fo:font-style="italic" style:font-style-asian="italic" style:font-style-complex="italic"/>
    </style:style>
    <style:style style:name="T47" style:family="text">
      <style:text-properties fo:font-size="26pt" fo:font-style="italic" style:font-size-asian="36pt" style:font-style-asian="italic" style:font-size-complex="36pt" style:font-style-complex="italic"/>
    </style:style>
    <style:style style:name="T48" style:family="text">
      <style:text-properties style:text-position="-33% 58%" fo:font-size="26pt" style:font-size-asian="36pt" style:font-size-complex="36pt"/>
    </style:style>
    <style:style style:name="T49" style:family="text">
      <style:text-properties style:text-position="33% 58%" fo:font-size="26pt" style:font-size-asian="36pt" style:font-size-complex="36pt"/>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style:use-window-font-color="true"/>
    </style:style>
    <style:style style:name="T54" style:family="text">
      <style:text-properties style:use-window-font-color="true" fo:font-style="italic" style:font-style-asian="italic" style:font-style-complex="italic"/>
    </style:style>
    <style:style style:name="T55" style:family="text">
      <style:text-properties style:use-window-font-color="true" style:text-position="-33% 58%"/>
    </style:style>
    <style:style style:name="T56" style:family="text">
      <style:text-properties style:use-window-font-color="true" style:text-position="33% 58%"/>
    </style:style>
    <style:style style:name="T57" style:family="text">
      <style:text-properties style:use-window-font-color="true" style:text-position="-33% 58%" fo:font-style="italic" style:font-style-asian="italic" style:font-style-complex="italic"/>
    </style:style>
    <style:style style:name="T58" style:family="text">
      <style:text-properties style:use-window-font-color="true" style:text-position="0% 100%"/>
    </style:style>
    <style:style style:name="T59" style:family="text">
      <style:text-properties style:use-window-font-color="true" style:text-position="0% 100%" fo:font-style="italic" style:font-style-asian="italic" style:font-style-complex="italic"/>
    </style:style>
    <style:style style:name="T60" style:family="text">
      <style:text-properties fo:font-size="20pt" style:font-size-asian="26pt" style:font-size-complex="26pt"/>
    </style:style>
    <style:style style:name="T61"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3"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4"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5"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6"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7"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4"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draw:text-box>
            <text:p><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8" draw:layer="layout" svg:width="25.199cm" svg:height="3.555cm" svg:x="1.4cm" svg:y="0.811cm" presentation:class="title" presentation:user-transformed="true">
          <draw:text-box>
            <text:p><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draw:frame presentation:style-name="pr4" draw:layer="layout" svg:width="25.199cm" svg:height="3.506cm" svg:x="1.4cm" svg:y="0.837cm" presentation:class="title">
          <draw:text-box>
            <text:p>Wie ist in der zeitunabhängigen Störungstheorie die Zeitabhängigkeit eines Zustands bestimmt?</text:p>
          </draw:text-box>
        </draw:frame>
        <draw:frame presentation:style-name="pr5" draw:layer="layout" svg:width="25.199cm" svg:height="12.18cm" svg:x="1.4cm" svg:y="4.914cm" presentation:class="subtitle">
          <draw:text-box>
            <text:p>Bei gegebenen Anfangsbedingungen ist die Zeitabhängigkeit eines beliebigen Systemzustands durch</text:p>
            <text:p/>
            <text:p/>
            <text:p>vollständig bestimmt</text:p>
          </draw:text-box>
        </draw:frame>
        <draw:frame draw:style-name="gr2" draw:text-style-name="P2" draw:layer="layout" svg:width="19.345cm" svg:height="2.297cm" svg:x="4.327cm" svg:y="10.551cm">
          <text:p/>
          <draw:object xlink:href="../Zeitabhängigkeit%20eines%20Zustands%20in%20zeitunabhängiger%20Störungstheorie.odf" xlink:type="simple" xlink:show="embed" xlink:actuate="onLoad"/>
          <draw:image xlink:href="./ObjectReplacements/Object 17" xlink:type="simple" xlink:show="embed" xlink:actuate="onLoad"/>
        </draw:frame>
        <draw:frame draw:style-name="gr2" draw:text-style-name="P2" draw:layer="layout" svg:width="1.11cm" svg:height="1cm" svg:x="14.159cm" svg:y="10.889cm">
          <text:p/>
          <draw:object xlink:href="../sum.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user-transformed="true">
          <draw:text-box>
            <text:p>Auf zeitabhängige Störungen, beispielsweise äußere Felder, insbesondere Ein- und Ausschaltvorgänge</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8" draw:layer="layout" svg:width="25.199cm" svg:height="3.506cm" svg:x="1.4cm" svg:y="0.837cm" presentation:class="title" presentation:user-transformed="true">
          <draw:text-box>
            <text:p><text:span text:style-name="T33">Worin bestehen die wesentlichen Unterschiede in der Zielsetzung der zeitunabhängigen und der zeitabhängigen Störungstheorie?</text:span></text:p>
          </draw:text-box>
        </draw:frame>
        <draw:frame presentation:style-name="pr2" draw:layer="layout" svg:width="25.199cm" svg:height="12.18cm" svg:x="1.4cm" svg:y="4.914cm" presentation:class="subtitle" presentation:user-transformed="true">
          <draw:text-box>
            <text:p>Die Zeitabhängigkeit der Störung ist explizit, d.h. es gibt keine stationären Zustände. Es geht um die näherungsweise Berechnung der zeitabhängigen Entwicklung eines physikalischen Systems, charakterisiert durch Bestimmungsgrößen wie Übergangswahrscheinlichkeiten und Übergangsrat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31">Welche Vorteile bietet die Dirac-Darstellung für die Entwicklung der zeitabhängigen Störungstheorie?</text:span></text:p>
          </draw:text-box>
        </draw:frame>
        <draw:frame presentation:style-name="pr2" draw:layer="layout" svg:width="25.199cm" svg:height="12.18cm" svg:x="1.4cm" svg:y="4.914cm" presentation:class="subtitle">
          <draw:text-box>
            <text:p>Die dynamische Zeitabhängigkeit der Zustände wird vom Operator der Wechselwirkung <text:span text:style-name="T12">H</text:span><text:span text:style-name="T41">D</text:span><text:span text:style-name="T18">1</text:span><text:span text:style-name="T39">t</text:span>(<text:span text:style-name="T12">t</text:span>) bestimmt:</text:p>
            <text:p/>
            <text:p/>
            <text:p>Die Dynamik der Observablen hingegen wird duch <text:span text:style-name="T12">H</text:span><text:span text:style-name="T18">0</text:span> bewirkt, welches zeit<text:span text:style-name="T13">un</text:span>abhängig ist:</text:p>
          </draw:text-box>
        </draw:frame>
        <draw:frame draw:style-name="gr2" draw:text-style-name="P2" draw:layer="layout" svg:width="10.191cm" svg:height="1.504cm" svg:x="8.904cm" svg:y="10.247cm">
          <text:p/>
          <draw:object xlink:href="../Schrödingergleichung%20im%20Dirac-Bild.odf" xlink:type="simple" xlink:show="embed" xlink:actuate="onLoad"/>
          <draw:image xlink:href="./ObjectReplacements/Object 19" xlink:type="simple" xlink:show="embed" xlink:actuate="onLoad"/>
        </draw:frame>
        <draw:frame draw:style-name="gr2" draw:text-style-name="P2" draw:layer="layout" svg:width="21.07cm" svg:height="2.235cm" svg:x="3.464cm" svg:y="14.482cm">
          <text:p/>
          <draw:object xlink:href="../Dynamik%20der%20Observablen%20im%20Dirac-Bild.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wirkt der Zeitentwicklungsoperator?</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583cm" svg:height="1.326cm" svg:x="8.708cm" svg:y="9.836cm">
          <text:p/>
          <draw:object xlink:href="../Zeitentwicklungsoperator.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draw:text-box>
            <text:p>Die formale Integraldarstellung des Zeitentwicklungsoperators <text:span text:style-name="T12">U</text:span><text:span text:style-name="T18">D</text:span>(<text:span text:style-name="T12">t</text:span>, <text:span text:style-name="T12">t</text:span><text:span text:style-name="T43">a</text:span>) :</text:p>
            <text:p>(identisch zur von Neumannschen Reihe)</text:p>
            <text:p/>
            <text:p/>
            <text:p/>
          </draw:text-box>
        </draw:frame>
        <draw:frame draw:style-name="gr2" draw:text-style-name="P2" draw:layer="layout" svg:width="11.174cm" svg:height="2.547cm" svg:x="8.412cm" svg:y="11.226cm">
          <text:p/>
          <draw:object xlink:href="../Dyson-Reihe%20(a%20als%20Bezeichnung,%20nicht%20als%20Variable).odf" xlink:type="simple" xlink:show="embed" xlink:actuate="onLoad"/>
          <draw:image xlink:href="./ObjectReplacements/Object 22" xlink:type="simple" xlink:show="embed" xlink:actuate="onLoad"/>
        </draw:frame>
        <draw:frame draw:style-name="gr2" draw:text-style-name="P2" draw:layer="layout" svg:width="25.69cm" svg:height="5.132cm" svg:x="1.154cm" svg:y="14.933cm">
          <text:p/>
          <draw:object xlink:href="../Dyson-Reihe%20bzw%20von%20Neumann-Reihe%20(a%20als%20Bezeichnung,%20nicht%20als%20Variable).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draw:text-box>
              <text:p>Auch hier ist die Reihenfolge der Zeiten etwas sonderbar. Sollte es nicht genau umgekehrt sein, <text:span text:style-name="T12">t</text:span><text:span text:style-name="T39">a</text:span> &gt; <text:span text:style-name="T12">t</text:span><text:span text:style-name="T43">1</text:span> &gt; <text:span text:style-name="T12">t</text:span><text:span text:style-name="T39">n</text:span> &gt; <text:span text:style-name="T12">t</text:span>?</text:p>
              <text:p>Im Band 5.1 (Kapitel 3) wird die Reihe übrigens von Neumannsche Reihe genannt.</text:p>
            </draw:text-box>
          </draw:frame>
        </presentation:notes>
      </draw:page>
      <draw:page draw:name="page34" draw:style-name="dp1" draw:master-page-name="Default" presentation:presentation-page-layout-name="AL1T0">
        <draw:frame presentation:style-name="pr1" draw:text-style-name="P6" draw:layer="layout" svg:width="25.199cm" svg:height="3.506cm" svg:x="1.4cm" svg:y="0.835cm" presentation:class="title" presentation:user-transformed="true">
          <draw:text-box>
            <text:p><text:span text:style-name="T31">Formulieren Sie ein grobes Kriterium für die Anwendbarkeit der zeitabhängigen Störungstheorie.</text:span></text:p>
          </draw:text-box>
        </draw:frame>
        <draw:frame presentation:style-name="pr2" draw:layer="layout" svg:width="25.199cm" svg:height="12.18cm" svg:x="1.4cm" svg:y="4.914cm" presentation:class="subtitle">
          <draw:text-box>
            <text:p>Die Dyson – Reihe lässt sich für reale Probleme i.d.R. nicht geschlossen aufsummieren. Ist die Störung jedoch klein, kann man die Reihe i.d.R. nach endlich vielen Termen abbrechen. Man nennt die Auswertung der ersten <text:span text:style-name="T12">n</text:span> Summanden der Dyson – Reihe daher zeitabhängige Störungstheorie <text:span text:style-name="T12">n</text:span>-ter Ordnung.</text:p>
            <text:p>Man fordert daher dass</text:p>
            <text:p/>
            <text:p/>
            <text:p>für alle <text:span text:style-name="T12">m</text:span>, <text:span text:style-name="T12">n</text:span> und <text:span text:style-name="T12">t</text:span>' <text:span text:style-name="T2">ϵ</text:span><text:span text:style-name="T3"> [</text:span><text:span text:style-name="T4">t</text:span><text:span text:style-name="T44">a</text:span><text:span text:style-name="T3"> , </text:span><text:span text:style-name="T4">t</text:span><text:span text:style-name="T3">] sehr viel kleiner als ℏ ist.</text:span></text:p>
          </draw:text-box>
        </draw:frame>
        <draw:frame draw:style-name="gr2" draw:text-style-name="P2" draw:layer="layout" svg:width="13.18cm" svg:height="1.604cm" svg:x="7.409cm" svg:y="12.597cm">
          <text:p/>
          <draw:object xlink:href="../Kriterium%20für%20eine%20Dirac'sche%20Störungstheorie%20endlicher%20Ordn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draw:text-box>
            <text:p>Betrachtet man |<text:span text:style-name="T1">ψ</text:span><text:span text:style-name="T2">(</text:span><text:span text:style-name="T1">t</text:span><text:span text:style-name="T2">)</text:span><text:span text:style-name="T3">⟩ als den Zustand im Schrödinger-Bild, der sich aus </text:span></text:p>
            <text:p><text:span text:style-name="T3">|</text:span><text:span text:style-name="T4">E</text:span><text:span text:style-name="T37">a</text:span><text:span text:style-name="T38">(0) </text:span><text:span text:style-name="T3">(0)⟩ unter dem Einfluss von </text:span><text:span text:style-name="T4">H</text:span><text:span text:style-name="T3"> = </text:span><text:span text:style-name="T4">H</text:span><text:span text:style-name="T44">0</text:span><text:span text:style-name="T3"> + </text:span><text:span text:style-name="T4">H</text:span><text:span text:style-name="T44">1</text:span><text:span text:style-name="T37">t</text:span><text:span text:style-name="T3"> entwickelt, so vereinfacht sich erstere Formel durch den Zusammenhang von </text:span><text:span text:style-name="T4">U</text:span><text:span text:style-name="T3">(</text:span><text:span text:style-name="T4">t</text:span><text:span text:style-name="T3">,0) und </text:span><text:span text:style-name="T4">U</text:span><text:span text:style-name="T44">D</text:span><text:span text:style-name="T3">(</text:span><text:span text:style-name="T4">t</text:span><text:span text:style-name="T3">,0)!</text:span></text:p>
            <text:p><text:span text:style-name="T3"/></text:p>
            <text:p><text:span text:style-name="T3"/></text:p>
            <text:p><text:span text:style-name="T3"/></text:p>
            <text:p><text:span text:style-name="T3"/></text:p>
          </draw:text-box>
        </draw:frame>
        <draw:frame draw:style-name="gr2" draw:text-style-name="P2" draw:layer="layout" svg:width="11.425cm" svg:height="1.872cm" svg:x="1.587cm" svg:y="5.063cm">
          <text:p/>
          <draw:object xlink:href="../Übergangswahrscheinlichkeit.odf" xlink:type="simple" xlink:show="embed" xlink:actuate="onLoad"/>
          <draw:image xlink:href="./ObjectReplacements/Object 25" xlink:type="simple" xlink:show="embed" xlink:actuate="onLoad"/>
        </draw:frame>
        <draw:frame draw:style-name="gr2" draw:text-style-name="P2" draw:layer="layout" svg:width="21.42cm" svg:height="10.22cm" svg:x="3.289cm" svg:y="10.689cm">
          <text:p/>
          <draw:object xlink:href="../Entwicklung%20des%20Zustands%20im%20Schrödingerbild%20mit%20Zeitentwicklungsoperator%20im%20Diracbild.odf" xlink:type="simple" xlink:show="embed" xlink:actuate="onLoad"/>
          <draw:image xlink:href="./ObjectReplacements/Object 26" xlink:type="simple" xlink:show="embed" xlink:actuate="onLoad"/>
        </draw:frame>
        <draw:frame draw:style-name="gr2" draw:text-style-name="P2" draw:layer="layout" svg:width="13.5cm" svg:height="1.872cm" svg:x="13.549cm" svg:y="5.063cm">
          <text:p/>
          <draw:object xlink:href="../Übergangswahrscheinlichkeit%20vereinfacht%20mit%20Zustand%20im%20Schrödingerbild.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5" draw:layer="layout" svg:width="25.199cm" svg:height="12.18cm" svg:x="1.4cm" svg:y="4.914cm" presentation:class="subtitle" presentation:user-transformed="true">
          <draw:text-box>
            <text:p>Es ist die Wahrscheinlichkeit für den Übergang vom Anfangszustand zum Endzustand, bedingt durch den Zeitentwicklungsoperator:</text:p>
          </draw:text-box>
        </draw:frame>
        <draw:frame draw:style-name="gr2" draw:text-style-name="P2" draw:layer="layout" svg:width="11.425cm" svg:height="1.872cm" svg:x="8.287cm" svg:y="12.563cm">
          <text:p/>
          <draw:object xlink:href="../Übergangswahrscheinlichkeit.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draw:text-box>
            <text:p>Es sind Zwischenzustände im Übergang vom Anfangs- zum Endzustand, die allerdings nicht tatsächlich eingenommen werden sondern nur das Ergebnis der formalen Entwicklung sind.</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3.794cm" svg:x="1.4cm" svg:y="4.108cm" presentation:class="subtitle" presentation:user-transformed="true">
          <draw:text-box>
            <text:p/>
            <text:p>Die Matrixelemente der Übergangswahrscheinlichkeit, wobei der Zeitentwicklungsoperator durch die Dyson – Reihe (<text:span text:style-name="T12">U</text:span><text:span text:style-name="T18">D</text:span><text:span text:style-name="T45">→</text:span><text:span text:style-name="T12">U</text:span><text:span text:style-name="T18">D</text:span><text:span text:style-name="T40">(</text:span><text:span text:style-name="T46">n</text:span><text:span text:style-name="T40">)</text:span><text:span text:style-name="T45">)</text:span> dargestellt wird, in erster Ordnung.</text:p>
            <text:p/>
            <text:p text:style-name="P3">Übergangswahrscheinlichkeit mit <text:span text:style-name="T12">U</text:span><text:span text:style-name="T18">D</text:span><text:span text:style-name="T40">(</text:span><text:span text:style-name="T46">n</text:span><text:span text:style-name="T40">)</text:span>:</text:p>
            <text:p text:style-name="P3"/>
            <text:p text:style-name="P3"/>
            <text:p text:style-name="P3">Matrixelemente des Zeitentwicklungsoperators aus der Dyson – Reihe erster Ordnung:</text:p>
            <text:p text:style-name="P3"/>
            <text:p text:style-name="P3"/>
            <text:p text:style-name="P3">Übergangswahrscheinlichkeit erster Ordnung:</text:p>
          </draw:text-box>
        </draw:frame>
        <draw:frame draw:style-name="gr2" draw:text-style-name="P2" draw:layer="layout" svg:width="12.48cm" svg:height="2.7cm" svg:x="12.087cm" svg:y="10.068cm">
          <text:p/>
          <draw:object xlink:href="../Übergangswahrscheinlichkeit%20mit%20Zeitentwicklungsoperator%20durch%20Dyson-Reihe%20dargestellt.odf" xlink:type="simple" xlink:show="embed" xlink:actuate="onLoad"/>
          <draw:image xlink:href="./ObjectReplacements/Object 29" xlink:type="simple" xlink:show="embed" xlink:actuate="onLoad"/>
        </draw:frame>
        <draw:frame draw:style-name="gr2" draw:text-style-name="P2" draw:layer="layout" svg:width="18.89cm" svg:height="3cm" svg:x="4.229cm" svg:y="14.148cm">
          <text:p/>
          <draw:object xlink:href="../Matrixelemente%20des%20Zeitentwicklungsoperators%20in%20Anfangs-%20und%20Endzustand.odf" xlink:type="simple" xlink:show="embed" xlink:actuate="onLoad"/>
          <draw:image xlink:href="./ObjectReplacements/Object 30" xlink:type="simple" xlink:show="embed" xlink:actuate="onLoad"/>
        </draw:frame>
        <draw:frame draw:style-name="gr2" draw:text-style-name="P2" draw:layer="layout" svg:width="17.52cm" svg:height="3.2cm" svg:x="4.606cm" svg:y="17.683cm">
          <text:p/>
          <draw:object xlink:href="../Übergangswahrscheinlichkeit%20erster%20Ordnung.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draw:text-box>
              <text:p><text:span text:style-name="T12">H</text:span><text:span text:style-name="T18">ea</text:span> = <text:span text:style-name="T12">H</text:span><text:span text:style-name="T18">e</text:span> - <text:span text:style-name="T12">H</text:span><text:span text:style-name="T18">a</text:span></text:p>
            </draw:text-box>
          </draw:frame>
        </presentation:notes>
      </draw:page>
      <draw:page draw:name="page3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0">Auf welchen Wertebereich der Übergangswahrscheinlichkeit </text:span><text:span text:style-name="T47">w</text:span><text:span text:style-name="T48">ae</text:span><text:span text:style-name="T49">(1)</text:span><text:span text:style-name="T30"> ist die Störungstheorie erster Ordnung beschränkt?</text:span></text:p>
          </draw:text-box>
        </draw:frame>
        <draw:frame presentation:style-name="pr2" draw:layer="layout" svg:width="25.199cm" svg:height="12.18cm" svg:x="1.4cm" svg:y="4.914cm" presentation:class="subtitle">
          <draw:text-box>
            <text:p>Auf Werte viel kleiner als 1: Nur wenn Übergänge relativ unwahrscheinlich sind genügt die erste Ordnung</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Von welchen Termen wird die Übergangswahrscheinlichkeit </text:span><text:span text:style-name="T50">w</text:span><text:span text:style-name="T51">ae</text:span><text:span text:style-name="T52">(1)</text:span><text:span text:style-name="T36"> bestimmt, wenn im Zeitintervall 0 ≤ </text:span><text:span text:style-name="T50">t</text:span><text:span text:style-name="T36"> ≤ </text:span><text:span text:style-name="T50">t</text:span><text:span text:style-name="T51">s</text:span><text:span text:style-name="T36"> eine konstante Störung eingeschaltet ist?</text:span></text:p>
          </draw:text-box>
        </draw:frame>
        <draw:frame presentation:style-name="pr2" draw:text-style-name="P10" draw:layer="layout" svg:width="25.199cm" svg:height="12.18cm" svg:x="1.4cm" svg:y="4.914cm" presentation:class="subtitle">
          <draw:text-box>
            <text:p><text:span text:style-name="T53">Vom Übergangsmatrixelement ⟨</text:span><text:span text:style-name="T54">E</text:span><text:span text:style-name="T55">e</text:span><text:span text:style-name="T56">(0)</text:span><text:span text:style-name="T53">|</text:span><text:span text:style-name="T54">H</text:span><text:span text:style-name="T55">1</text:span><text:span text:style-name="T53">|</text:span><text:span text:style-name="T54">E</text:span><text:span text:style-name="T55">a</text:span><text:span text:style-name="T56">(0)</text:span><text:span text:style-name="T53">⟩ und einem zeitabhängigen Gewichtsfaktor </text:span><text:span text:style-name="T54">F</text:span><text:span text:style-name="T57">t</text:span><text:span text:style-name="T53">(</text:span><text:span text:style-name="T54">E</text:span><text:span text:style-name="T55">ea</text:span><text:span text:style-name="T56">(0)</text:span><text:span text:style-name="T53">)</text:span></text:p>
          </draw:text-box>
        </draw:frame>
        <draw:frame draw:style-name="gr2" draw:text-style-name="P2" draw:layer="layout" svg:width="14.026cm" svg:height="3.978cm" svg:x="6.986cm" svg:y="13.51cm">
          <text:p/>
          <draw:object xlink:href="../Übergangswahrscheinlichkeit%20erster%20Ordnung%20bei%20konstanter%20Störung.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text-style-name="P10" draw:layer="layout" svg:width="16.799cm" svg:height="13.365cm" svg:x="2.1cm" svg:y="14.107cm" presentation:class="notes">
            <draw:text-box>
              <text:p><text:span text:style-name="T53"><text:s/></text:span><text:span text:style-name="T54">F</text:span><text:span text:style-name="T57">t</text:span><text:span text:style-name="T53">(</text:span><text:span text:style-name="T54">E</text:span><text:span text:style-name="T55">ea</text:span><text:span text:style-name="T56">(0)</text:span><text:span text:style-name="T53">) = </text:span><text:span text:style-name="T54">F</text:span><text:span text:style-name="T57">t</text:span><text:span text:style-name="T53">(</text:span><text:span text:style-name="T54">E</text:span><text:span text:style-name="T55">e</text:span><text:span text:style-name="T56">(0)</text:span><text:span text:style-name="T58"> – </text:span><text:span text:style-name="T59">E</text:span><text:span text:style-name="T55">a</text:span><text:span text:style-name="T56">(0)</text:span><text:span text:style-name="T53">)</text:span></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user-transformed="true">
          <draw:text-box>
            <text:p>Die Übergangswahrscheinlichkeit und Übergangsrate ist (bedingt durch den Gewichtsfaktor) proportional zur <text:span text:style-name="T1">δ</text:span><text:span text:style-name="T3">-Funktion</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draw:text-box>
            <text:p><text:span text:style-name="T12">t</text:span> bzw <text:span text:style-name="T12">t</text:span><text:span text:style-name="T18">s</text:span> muß zwar makrophysikalisch klein sein um die Näherung nur über die erste Ordnung zu rechtfertigen, die Zeiten müssen aber mikrophysikalisch groß sein um Ein- und Ausschaltzeiten vernachlässigen zu könne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draw:text-box>
            <text:p>Die Zahl der Eigenzustände mit Energiewerten im Intervall [<text:span text:style-name="T12">E</text:span><text:span text:style-name="T42"> </text:span>,<text:span text:style-name="T42"> </text:span><text:span text:style-name="T12">E</text:span><text:span text:style-name="T42"> </text:span>+ d<text:span text:style-name="T12">E</text:span><text:span text:style-name="T42">]:</text:span></text:p>
            <text:p><text:span text:style-name="T42">ist sie groß, sind im Intervall viele Eigenzustände enthalten, ist sie klein, nur wenige</text:span></text:p>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meint man, wenn man sagt, die Übergangswahrscheinlichkeit besitze Resonanzcharakter?</text:span></text:p>
          </draw:text-box>
        </draw:frame>
        <draw:frame presentation:style-name="pr2" draw:layer="layout" svg:width="25.199cm" svg:height="12.18cm" svg:x="1.4cm" svg:y="4.914cm" presentation:class="subtitle">
          <draw:text-box>
            <text:p>Erfolgt die Störung periodisch, so werden Übergänge für bestimmte Frequenzen, die auf eine exakte Anregungsenergie <text:span text:style-name="T12">E</text:span><text:span text:style-name="T18">ea</text:span><text:span text:style-name="T40">(0)</text:span> treffen, besonders wahrscheinlich. Ebenso erfolgen Übergänge bevorzugt zwischen Zuständen mit Energiedifferenzen <text:span text:style-name="T2">Δ</text:span><text:span text:style-name="T1">E</text:span><text:span text:style-name="T5">t</text:span><text:span text:style-name="T2"> ≈ 2πℏ / </text:span><text:span text:style-name="T1">t</text:spa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draw:text-box>
              <text:p>Letzteres weil der Gewichtsfaktor periodisch von der Energie abhängig ist</text:p>
            </draw:text-box>
          </draw:frame>
        </presentation:notes>
      </draw:page>
      <draw:page draw:name="page45"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31">Inwiefern lässt sich die Klassische Mechanik als der „ℏ → 0“-Grenzfall der Quantenmechanik interpretieren?</text:span></text:p>
          </draw:text-box>
        </draw:frame>
        <draw:frame presentation:style-name="pr2" draw:layer="layout" svg:width="25.199cm" svg:height="12.18cm" svg:x="1.4cm" svg:y="4.914cm" presentation:class="subtitle" presentation:user-transformed="true">
          <draw:text-box>
            <text:p>Drückt man die Zustandswellenfunktion in der Schrödingergleichung mit der Wirkungsfunktion <text:span text:style-name="T12">S</text:span> der Hamilton-Jacobi – Theorie aus, entwickelt die so erhaltene nicht-lineare, partielle DGL nach Potenzen von ℏ und sortiert nach ebendiesen, so erhält man in nullter Ordnung (  <text:span text:style-name="T2">̴</text:span><text:span text:style-name="T3"> </text:span>ℏ<text:span text:style-name="T40">0</text:span>) die Hamilton-Jacobi – Differentialgleichung.</text:p>
            <text:p/>
            <text:p>Setzt man diesen Term (nullter Ordnung) für <text:span text:style-name="T12">S</text:span><text:span text:style-name="T43">1</text:span> in dem Entwicklungsterm <text:span text:style-name="T12">erster</text:span> Ordnung ein und multipliziert mit einer Näherung der Aufenthaltswahrscheinlichkeitsdichte (wieder durch die <text:span text:style-name="T12">S</text:span>), so erhält man aus dem Entwicklungsterm <text:span text:style-name="T12">erster</text:span> Ordnung (mit <text:span text:style-name="T12">S</text:span><text:span text:style-name="T18">1</text:span> = dem Term <text:span text:style-name="T12">nullter</text:span> Ordnung) die Kontinuitätsgleichung.</text:p>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33">Mit welchem Ansatz für die Wellenfunktion startet die WKB-Methode? Auf welche Probleme ist sie insbesondere zugeschnitten?</text:span></text:p>
          </draw:text-box>
        </draw:frame>
        <draw:frame presentation:style-name="pr2" draw:layer="layout" svg:width="25.199cm" svg:height="12.18cm" svg:x="1.4cm" svg:y="4.914cm" presentation:class="subtitle">
          <draw:text-box>
            <text:p>Man drückt die Zustandswellenfunktion in der Schrödingergleichung mit der Wirkungsfunktion <text:span text:style-name="T12">S</text:span> der Hamilton-Jacobi – Theorie aus.</text:p>
            <text:p/>
            <text:p>Besonders einfach sind dadurch eindimensionale Systeme, aber auch dreidimensionale Systeme in Zentralfeldern bei denen der Radialanteil der Wellenfunktion bestimmt werden muß, zu löse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33">Welche Struktur hat die Wellenfunktion in WKB-Näherung? Wie sieht diese für den Spezialfall eines überall konstanten Potentials aus?</text:span></text:p>
          </draw:text-box>
        </draw:frame>
        <draw:frame presentation:style-name="pr2" draw:layer="layout" svg:width="25.199cm" svg:height="12.18cm" svg:x="1.4cm" svg:y="4.914cm" presentation:class="subtitle">
          <draw:text-box>
            <text:p>Sie ist eine inhomogene, nicht-lineare DGL zweiter Ordnung. Sie ähnelt der Eikonalgleichung, hat jedoch noch einen zusätzlichen Summanden.</text:p>
            <text:p><text:line-break/>Für den Spezialfall eines überall konstanten Potentials würde die WKB-Lösung zur ebenen Welle (und entspräche so dem exakten Resultat).</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draw:text-box>
            <text:p>Das Potential und damit auch die de Broglie – Wellenlänge darf nur schwach ortsabhängig sein</text:p>
            <text:p>(analog zum Übergang zwischen Wellen- und Strahlenoptik, die eine nur schwache räumliche Änderung des Brechungsindex fordert)</text:p>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draw:text-box>
            <text:p>In der Nähe klassischer Umkehrpunkte</text:p>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arum lassen sich die WKB-Lösungen und ihre Ableitungen aus klassisch verbotenem und klassisch erlaubtem Bereich am klassischen Umkehrpunkt nicht wie üblich stetig aneinander anpassen?</text:span></text:p>
          </draw:text-box>
        </draw:frame>
        <draw:frame presentation:style-name="pr2" draw:layer="layout" svg:width="25.199cm" svg:height="12.18cm" svg:x="1.4cm" svg:y="4.914cm" presentation:class="subtitle">
          <draw:text-box>
            <text:p>Aufgrund der Divergenz der WKB-Näherung an den Umkehrpunkten</text:p>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draw:text-box>
            <text:p>In unmittelbarer Umgebung eines klassischen Umkehrpunktes lässt sich <text:span text:style-name="T12">k</text:span><text:span text:style-name="T40">2</text:span>(<text:span text:style-name="T1">ρ</text:span><text:span text:style-name="T3">) linearisieren und so die Schrödingergleichung exakt lösen. Man stückelt also die WKB-Näherung an die exakte Lösung an.</text:span></text:p>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draw:text-box>
            <text:p>An einem Umkehrpunkt die beiden WKB-Teillösungen physikalisch vernünftig einander anzupassen.</text:p>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11" draw:layer="layout" svg:width="25.199cm" svg:height="3.506cm" svg:x="1.4cm" svg:y="0.831cm" presentation:class="title" presentation:user-transformed="true">
          <draw:text-box>
            <text:p text:style-name="P11"><text:span text:style-name="T60">Bei einem eindimensionalen Potentialproblem gebe es einen unteren und einen oberen klassischen Umkehrpunkt. Aus welcher Beziehung lassen sich in der WKB-Näherung die Energieeigenwerte der gebundenen Zustände berechnen?</text:span></text:p>
          </draw:text-box>
        </draw:frame>
        <draw:frame presentation:style-name="pr2" draw:layer="layout" svg:width="25.199cm" svg:height="12.18cm" svg:x="1.4cm" svg:y="4.914cm" presentation:class="subtitle">
          <draw:text-box>
            <text:p>Aus einem Analogon zur semiklassischen Phasenintegralquantisierung:</text:p>
          </draw:text-box>
        </draw:frame>
        <draw:frame draw:style-name="gr2" draw:text-style-name="P2" draw:layer="layout" svg:width="13.772cm" svg:height="2.421cm" svg:x="7.113cm" svg:y="12.289cm">
          <text:p/>
          <draw:object xlink:href="../Phasenintegralquantisier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 text:style-name="P5"><text:span text:style-name="T30">In welchem Bezug steht die semiklassische Bohr-Sommerfeld’sche Quantisierungsregel zur WKB-Näherung?</text:span></text:p>
          </draw:text-box>
        </draw:frame>
        <draw:frame presentation:style-name="pr2" draw:layer="layout" svg:width="25.199cm" svg:height="12.18cm" svg:x="1.4cm" svg:y="4.914cm" presentation:class="subtitle">
          <draw:text-box>
            <text:p>Die (postulierte) Regel ergibt sich aus der WKB-Näherung als Ergebnis einer quantenmechanischen Überlegung!</text:p>
            <text:p>Einziger Unterschied ist eine additive Konstante (+ 1/2).</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text-style-name="P12" draw:layer="layout" svg:width="25.199cm" svg:height="12.18cm" svg:x="1.4cm" svg:y="4.914cm" presentation:class="subtitle">
          <draw:text-box>
            <text:p text:style-name="P12"><text:span text:style-name="T42"/></text:p>
            <text:p text:style-name="P12"><text:span text:style-name="T42"/></text:p>
            <text:p text:style-name="P12"><text:span text:style-name="T42"/></text:p>
            <text:p text:style-name="P12"><text:span text:style-name="T42"/></text:p>
            <text:p text:style-name="P12"><text:span text:style-name="T42"/></text:p>
            <text:p text:style-name="P12"><text:span text:style-name="T12">v</text:span><text:span text:style-name="T42"> ist eine beliebige reelle Zahl, </text:span><text:span text:style-name="T12">z</text:span><text:span text:style-name="T42"> eine komplexe Variable</text:span></text:p>
          </draw:text-box>
        </draw:frame>
        <draw:frame draw:style-name="gr2" draw:text-style-name="P2" draw:layer="layout" svg:width="15.494cm" svg:height="2.971cm" svg:x="6.252cm" svg:y="8.714cm">
          <text:p/>
          <draw:object xlink:href="../allgemeine%20Besselsche%20DGL.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as sind die Lösungen zur allgemeinen Bessel'schen DGL?</text:p>
          </draw:text-box>
        </draw:frame>
        <draw:frame presentation:style-name="pr5" draw:layer="layout" svg:width="25.199cm" svg:height="12.18cm" svg:x="1.4cm" svg:y="4.914cm" presentation:class="subtitle">
          <draw:text-box>
            <text:p>Die Besselfunktionen erster Art,</text:p>
            <text:p>Die Besselfunktionen zweiter Art (Neumann-Funktionen) </text:p>
            <text:p>und die Besselfunktionen dritter Art (Hankel-Funktionen)</text:p>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 text:style-name="P5"><text:span text:style-name="T30">Welcher Zusammenhang besteht zwischen der allgemeinen und der sphärischen Bessel’schen Differentialgleichung?</text:span></text:p>
          </draw:text-box>
        </draw:frame>
        <draw:frame presentation:style-name="pr2" draw:layer="layout" svg:width="25.199cm" svg:height="12.18cm" svg:x="1.4cm" svg:y="4.914cm" presentation:class="subtitle">
          <draw:text-box>
            <text:p>Die sphärische Bessel'sche DGL geht mit der Substitution</text:p>
            <text:p/>
            <text:p>in die allgemeine Gleichung für <text:span text:style-name="T12">v</text:span> = <text:span text:style-name="T12">n</text:span> + <text:span text:style-name="T2">½</text:span><text:span text:style-name="T3"> über.</text:span></text:p>
          </draw:text-box>
        </draw:frame>
        <draw:frame draw:style-name="gr2" draw:text-style-name="P2" draw:layer="layout" svg:width="6.116cm" svg:height="1.113cm" svg:x="10.941cm" svg:y="10.543cm">
          <text:p/>
          <draw:object xlink:href="../Substitution%20für%20den%20Übergang%20von%20der%20sphärischen%20zur%20allgemeinen%20Besselschen%20DGL.odf" xlink:type="simple" xlink:show="embed" xlink:actuate="onLoad"/>
          <draw:image xlink:href="./ObjectReplacements/Object 35" xlink:type="simple" xlink:show="embed" xlink:actuate="onLoad"/>
        </draw:frame>
        <draw:frame draw:style-name="gr2" draw:text-style-name="P2" draw:layer="layout" svg:width="22.113cm" svg:height="2.887cm" svg:x="2.943cm" svg:y="13.056cm">
          <text:p/>
          <draw:object xlink:href="../sphärische%20Besselsche%20DGL%20besser%20definiert%20(in%20einer%20Zeile).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s sind die Lösungen zur sphärischen Bessel'schen DGL?</text:p>
          </draw:text-box>
        </draw:frame>
        <draw:frame presentation:style-name="pr5" draw:layer="layout" svg:width="25.199cm" svg:height="12.18cm" svg:x="1.4cm" svg:y="4.914cm" presentation:class="subtitle">
          <draw:text-box>
            <text:p>Die sphärischen Bessel-, Neumann- und Hankel-Funktionen</text:p>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sind die Bessel-, Neumann- und Hankel-Funktionen definiert?</text:p>
          </draw:text-box>
        </draw:frame>
        <draw:frame presentation:style-name="pr5" draw:layer="layout" svg:width="25.199cm" svg:height="12.18cm" svg:x="1.4cm" svg:y="4.914cm" presentation:class="subtitle" presentation:placeholder="true">
          <draw:text-box/>
        </draw:frame>
        <draw:frame draw:style-name="gr2" draw:text-style-name="P2" draw:layer="layout" svg:width="16.357cm" svg:height="2.837cm" svg:x="5.821cm" svg:y="7.081cm">
          <text:p/>
          <draw:object xlink:href="../Bessel-Funktionen.odf" xlink:type="simple" xlink:show="embed" xlink:actuate="onLoad"/>
          <draw:image xlink:href="./ObjectReplacements/Object 37" xlink:type="simple" xlink:show="embed" xlink:actuate="onLoad"/>
        </draw:frame>
        <draw:frame draw:style-name="gr2" draw:text-style-name="P2" draw:layer="layout" svg:width="14.995cm" svg:height="2.335cm" svg:x="6.502cm" svg:y="10.332cm">
          <text:p/>
          <draw:object xlink:href="../Neumann-Funktionen.odf" xlink:type="simple" xlink:show="embed" xlink:actuate="onLoad"/>
          <draw:image xlink:href="./ObjectReplacements/Object 38" xlink:type="simple" xlink:show="embed" xlink:actuate="onLoad"/>
        </draw:frame>
        <draw:frame draw:style-name="gr2" draw:text-style-name="P2" draw:layer="layout" svg:width="20.748cm" svg:height="1.478cm" svg:x="3.625cm" svg:y="13.76cm">
          <text:p/>
          <draw:object xlink:href="../Hankel-Funktionen.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ie sind die <text:span text:style-name="T61">sphärischen</text:span> Bessel-, Neumann- und Hankel-Funktionen definiert?</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082cm" svg:height="6.651cm" svg:x="8.958cm" svg:y="7.174cm">
          <text:p/>
          <draw:object xlink:href="../sphärische%20Bessel-,Neumann-,Hankel-Funktionen%20(schöner%20angeordnet).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22T13:04:28.893000000</dc:date>
    <meta:document-statistic meta:object-count="301"/>
  </office:meta>
</office:document-meta>
</file>